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32.5" calcext:value-type="float">
            <text:p>32.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AVERAGE([.A4:.A13])" office:value-type="float" office:value="65.25" calcext:value-type="float">
            <text:p>65.25</text:p>
          </table:table-cell>
          <table:table-cell/>
          <table:table-cell table:formula="of:=AVERAGE([.C4:.C13])" office:value-type="float" office:value="58.5" calcext:value-type="float">
            <text:p>58.5</text:p>
          </table:table-cell>
          <table:table-cell/>
          <table:table-cell table:formula="of:=AVERAGE([.E4:.E13])" office:value-type="float" office:value="50.75" calcext:value-type="float">
            <text:p>50.75</text:p>
          </table:table-cell>
          <table:table-cell/>
          <table:table-cell table:formula="of:=AVERAGE([.G4:.G13])" office:value-type="float" office:value="43.75" calcext:value-type="float">
            <text:p>43.75</text:p>
          </table:table-cell>
          <table:table-cell/>
          <table:table-cell table:formula="of:=AVERAGE([.I4:.I13])" office:value-type="float" office:value="40" calcext:value-type="float">
            <text:p>40</text:p>
          </table:table-cell>
        </table:table-row>
        <table:table-row table:style-name="ro1">
          <table:table-cell table:formula="of:=STDEV([.A4:.A13])" office:value-type="float" office:value="10.7011162449947" calcext:value-type="float">
            <text:p>10.701116245</text:p>
          </table:table-cell>
          <table:table-cell/>
          <table:table-cell table:formula="of:=STDEV([.C4:.C13])" office:value-type="float" office:value="6.47645307590848" calcext:value-type="float">
            <text:p>6.4764530759</text:p>
          </table:table-cell>
          <table:table-cell/>
          <table:table-cell table:formula="of:=STDEV([.E4:.E13])" office:value-type="float" office:value="7.55075419338286" calcext:value-type="float">
            <text:p>7.5507541934</text:p>
          </table:table-cell>
          <table:table-cell/>
          <table:table-cell table:formula="of:=STDEV([.G4:.G13])" office:value-type="float" office:value="6.15200960843058" calcext:value-type="float">
            <text:p>6.1520096084</text:p>
          </table:table-cell>
          <table:table-cell/>
          <table:table-cell table:formula="of:=STDEV([.I4:.I13])" office:value-type="float" office:value="8.81917103688197" calcext:value-type="float">
            <text:p>8.8191710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6:33:20.298323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[mm16pgh]</meta:initial-creator>
    <meta:creation-date>2017-03-21T16:14:09.124455569</meta:creation-date>
    <dc:date>2017-03-21T16:44:24.513219974</dc:date>
    <dc:creator>Petar [mm16pgh]</dc:creator>
    <meta:editing-duration>PT8M51S</meta:editing-duration>
    <meta:editing-cycles>3</meta:editing-cycles>
    <meta:generator>LibreOffice/5.0.6.2$Linux_X86_64 LibreOffice_project/00$Build-2</meta:generator>
    <meta:document-statistic meta:table-count="1" meta:cell-count="70" meta:object-count="0"/>
  </office:meta>
</office:document-meta>
</file>